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4cm" fo:min-width="3.394cm"/>
    </style:style>
    <style:style style:name="gr2" style:family="graphic" style:parent-style-name="standard">
      <style:graphic-properties draw:textarea-horizontal-align="justify" draw:textarea-vertical-align="middle" draw:auto-grow-height="false" fo:min-height="0.744cm" fo:min-width="3.89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.744cm" fo:min-width="3.894cm"/>
    </style:style>
    <style:style style:name="gr5" style:family="graphic" style:parent-style-name="standard">
      <style:graphic-properties svg:stroke-color="#ff6600" draw:fill-color="#ff3333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612cm"/>
    </style:style>
    <style:style style:name="gr10" style:family="graphic" style:parent-style-name="standard">
      <style:graphic-properties svg:stroke-color="#99ff66" draw:fill-color="#99ff66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7cm" fo:min-width="5.7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cc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style:text-properties fo:color="#009900"/>
    </style:style>
    <style:style style:name="P9" style:family="paragraph">
      <loext:graphic-properties draw:fill="none" draw:fill-color="#ffffff"/>
      <style:text-properties fo:color="#009900" fo:font-size="6pt" style:font-size-asian="6pt" style:font-size-complex="6pt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color="#0099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1cm" svg:x="1.6cm" svg:y="7.2cm">
          <text:p text:style-name="P1"><text:span text:style-name="T1">Projector (projec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cm" svg:height="1.1cm" svg:x="6.8cm" svg:y="4.6cm">
          <text:p text:style-name="P1"><text:span text:style-name="T1">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5.6cm" svg:y1="7.75cm" svg:x2="6.8cm" svg:y2="5.15cm" draw:start-shape="id1" draw:start-glue-point="1" draw:end-shape="id2" draw:end-glue-point="3" svg:d="M5600 7750c901 0 302-2600 1200-2600" svg:viewBox="0 0 1201 2601">
          <text:p/>
        </draw:connector>
        <draw:custom-shape draw:style-name="gr2" draw:text-style-name="P2" xml:id="id3" draw:id="id3" draw:layer="layout" svg:width="4.5cm" svg:height="1.1cm" svg:x="6.8cm" svg:y="6cm">
          <text:p text:style-name="P1"><text:span text:style-name="T1">Process foc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4.5cm" svg:height="1.1cm" svg:x="12.9cm" svg:y="3.8cm">
          <text:p text:style-name="P1"><text:span text:style-name="T1">In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5cm" svg:height="1.1cm" svg:x="12.9cm" svg:y="5.3cm">
          <text:p text:style-name="P1"><text:span text:style-name="T1">Acti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4.5cm" svg:height="1.1cm" svg:x="12.9cm" svg:y="6.8cm">
          <text:p text:style-name="P1"><text:span text:style-name="T1">Templates </text:span><text:span text:style-name="T2">(before </text:span><text:span text:style-name="T2"><text:line-break/></text:span><text:span text:style-name="T2">assignm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5cm" svg:height="1.1cm" svg:x="12.9cm" svg:y="8.3cm">
          <text:p text:style-name="P1"><text:span text:style-name="T1">Assign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5cm" svg:height="1.1cm" svg:x="12.9cm" svg:y="9.8cm">
          <text:p text:style-name="P1"><text:span text:style-name="T1">Templates </text:span><text:span text:style-name="T2">(after</text:span><text:span text:style-name="T2"><text:line-break/></text:span><text:span text:style-name="T2">assignment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4.5cm" svg:height="1.1cm" svg:x="12.9cm" svg:y="11.228cm">
          <text:p text:style-name="P1"><text:span text:style-name="T1">Focus credent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4.5cm" svg:height="1.1cm" svg:x="12.9cm" svg:y="12.6cm">
          <text:p text:style-name="P1"><text:span text:style-name="T1">Check unique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9.05cm" svg:y1="5.7cm" svg:x2="9.05cm" svg:y2="6cm" draw:start-shape="id2" draw:start-glue-point="2" draw:end-shape="id3" svg:d="M9050 5700v300" svg:viewBox="0 0 1 301">
          <text:p/>
        </draw:connector>
        <draw:connector draw:style-name="gr3" draw:text-style-name="P3" draw:layer="layout" draw:type="curve" svg:x1="11.3cm" svg:y1="6.55cm" svg:x2="12.9cm" svg:y2="4.35cm" draw:start-shape="id3" draw:start-glue-point="1" draw:end-shape="id4" draw:end-glue-point="3" svg:d="M11300 6550c1201 0 402-2200 1600-2200" svg:viewBox="0 0 1601 2201">
          <text:p/>
        </draw:connector>
        <draw:connector draw:style-name="gr3" draw:text-style-name="P3" draw:layer="layout" draw:type="line" svg:x1="15.15cm" svg:y1="4.9cm" svg:x2="15.15cm" svg:y2="5.3cm" draw:start-shape="id4" draw:end-shape="id5" svg:d="M15150 4900v400" svg:viewBox="0 0 1 401">
          <text:p/>
        </draw:connector>
        <draw:connector draw:style-name="gr3" draw:text-style-name="P3" draw:layer="layout" draw:type="line" svg:x1="15.15cm" svg:y1="6.4cm" svg:x2="15.15cm" svg:y2="6.8cm" draw:start-shape="id5" draw:start-glue-point="2" draw:end-shape="id6" svg:d="M15150 6400v400" svg:viewBox="0 0 1 401">
          <text:p/>
        </draw:connector>
        <draw:connector draw:style-name="gr3" draw:text-style-name="P3" draw:layer="layout" draw:type="line" svg:x1="15.15cm" svg:y1="7.9cm" svg:x2="15.15cm" svg:y2="8.3cm" draw:start-shape="id6" draw:start-glue-point="2" draw:end-shape="id7" svg:d="M15150 7900v400" svg:viewBox="0 0 1 401">
          <text:p/>
        </draw:connector>
        <draw:connector draw:style-name="gr3" draw:text-style-name="P3" draw:layer="layout" draw:type="line" svg:x1="15.15cm" svg:y1="9.4cm" svg:x2="15.15cm" svg:y2="9.8cm" draw:start-shape="id7" draw:start-glue-point="2" draw:end-shape="id8" svg:d="M15150 9400v400" svg:viewBox="0 0 1 401">
          <text:p/>
        </draw:connector>
        <draw:connector draw:style-name="gr3" draw:text-style-name="P3" draw:layer="layout" draw:type="line" svg:x1="15.15cm" svg:y1="10.9cm" svg:x2="15.15cm" svg:y2="11.228cm" draw:start-shape="id8" draw:start-glue-point="2" draw:end-shape="id9" svg:d="M15150 10900v328" svg:viewBox="0 0 1 329">
          <text:p/>
        </draw:connector>
        <draw:connector draw:style-name="gr3" draw:text-style-name="P3" draw:layer="layout" draw:type="line" svg:x1="15.15cm" svg:y1="12.328cm" svg:x2="15.15cm" svg:y2="12.6cm" draw:start-shape="id9" draw:start-glue-point="2" draw:end-shape="id10" svg:d="M15150 12328v272" svg:viewBox="0 0 1 273">
          <text:p/>
        </draw:connector>
        <draw:custom-shape draw:style-name="gr4" draw:text-style-name="P4" xml:id="id11" draw:id="id11" draw:layer="layout" svg:width="4.5cm" svg:height="1.1cm" svg:x="6.8cm" svg:y="14.2cm">
          <text:p text:style-name="P1"><text:span text:style-name="T1">For proje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.9cm" svg:y1="13.15cm" svg:x2="11.3cm" svg:y2="6.55cm" draw:start-shape="id10" draw:end-shape="id3" draw:end-glue-point="1" svg:d="M12900 13150c-1198 0-399-6600-1600-6600" svg:viewBox="0 0 1601 6601">
          <text:p/>
        </draw:connector>
        <draw:connector draw:style-name="gr3" draw:text-style-name="P3" draw:layer="layout" draw:type="line" svg:x1="9.05cm" svg:y1="7.1cm" svg:x2="9.05cm" svg:y2="14.2cm" draw:start-shape="id3" draw:start-glue-point="2" draw:end-shape="id11" svg:d="M9050 7100v7100" svg:viewBox="0 0 1 7101">
          <text:p/>
        </draw:connector>
        <draw:custom-shape draw:style-name="gr2" draw:text-style-name="P2" xml:id="id12" draw:id="id12" draw:layer="layout" svg:width="4.5cm" svg:height="1.1cm" svg:x="12.9cm" svg:y="14.2cm">
          <text:p text:style-name="P1"><text:span text:style-name="T1">Acti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1.3cm" svg:y1="14.75cm" svg:x2="12.9cm" svg:y2="14.75cm" draw:start-shape="id11" draw:start-glue-point="1" draw:end-shape="id12" draw:end-glue-point="3" svg:d="M11300 14750h1600" svg:viewBox="0 0 1601 1">
          <text:p/>
        </draw:connector>
        <draw:custom-shape draw:style-name="gr2" draw:text-style-name="P2" xml:id="id18" draw:id="id18" draw:layer="layout" svg:width="4.5cm" svg:height="1.1cm" svg:x="6.8cm" svg:y="15.7cm">
          <text:p text:style-name="P1"><text:span text:style-name="T1">Sort proj‘s to wa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9" draw:id="id19" draw:layer="layout" svg:width="4.5cm" svg:height="1.1cm" svg:x="6.8cm" svg:y="19.4cm">
          <text:p text:style-name="P1"><text:span text:style-name="T1">For proje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4.5cm" svg:height="1.1cm" svg:x="12.9cm" svg:y="17cm">
          <text:p text:style-name="P1"><text:span text:style-name="T1">Load if n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4.5cm" svg:height="1.1cm" svg:x="12.9cm" svg:y="18.5cm">
          <text:p text:style-name="P1"><text:span text:style-name="T1">Check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4.5cm" svg:height="1.1cm" svg:x="12.9cm" svg:y="20cm">
          <text:p text:style-name="P1"><text:span text:style-name="T1">Projection values pro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4.5cm" svg:height="1.1cm" svg:x="12.9cm" svg:y="21.5cm">
          <text:p text:style-name="P1"><text:span text:style-name="T1">Projection credent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4.5cm" svg:height="1.1cm" svg:x="12.9cm" svg:y="23cm">
          <text:p text:style-name="P1"><text:span text:style-name="T1">Reconcil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4.5cm" svg:height="1.1cm" svg:x="19.1cm" svg:y="17.4cm">
          <text:p text:style-name="P1"><text:span text:style-name="T1">Out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4.5cm" svg:height="1.1cm" svg:x="19.1cm" svg:y="19cm">
          <text:p text:style-name="P1"><text:span text:style-name="T1">Consolidate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2" draw:id="id22" draw:layer="layout" svg:width="4.5cm" svg:height="1.1cm" svg:x="19.1cm" svg:y="20.6cm">
          <text:p text:style-name="P1"><text:span text:style-name="T1">Check unique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5.15cm" svg:y1="18.1cm" svg:x2="15.15cm" svg:y2="18.5cm" draw:start-shape="id13" draw:start-glue-point="2" draw:end-shape="id14" draw:end-glue-point="0" svg:d="M15150 18100v400" svg:viewBox="0 0 1 401">
          <text:p/>
        </draw:connector>
        <draw:connector draw:style-name="gr3" draw:text-style-name="P3" draw:layer="layout" draw:type="line" svg:x1="15.15cm" svg:y1="19.6cm" svg:x2="15.15cm" svg:y2="20cm" draw:start-shape="id14" draw:start-glue-point="2" draw:end-shape="id15" draw:end-glue-point="0" svg:d="M15150 19600v400" svg:viewBox="0 0 1 401">
          <text:p/>
        </draw:connector>
        <draw:connector draw:style-name="gr3" draw:text-style-name="P3" draw:layer="layout" draw:type="line" svg:x1="15.15cm" svg:y1="21.1cm" svg:x2="15.15cm" svg:y2="21.5cm" draw:start-shape="id15" draw:start-glue-point="2" draw:end-shape="id16" svg:d="M15150 21100v400" svg:viewBox="0 0 1 401">
          <text:p/>
        </draw:connector>
        <draw:connector draw:style-name="gr3" draw:text-style-name="P3" draw:layer="layout" draw:type="line" svg:x1="15.15cm" svg:y1="22.6cm" svg:x2="15.15cm" svg:y2="23cm" draw:start-shape="id16" draw:start-glue-point="2" draw:end-shape="id17" draw:end-glue-point="0" svg:d="M15150 22600v400" svg:viewBox="0 0 1 401">
          <text:p/>
        </draw:connector>
        <draw:connector draw:style-name="gr3" draw:text-style-name="P3" draw:layer="layout" draw:type="line" svg:x1="9.05cm" svg:y1="15.3cm" svg:x2="9.05cm" svg:y2="15.7cm" draw:start-shape="id11" draw:end-shape="id18" draw:end-glue-point="0" svg:d="M9050 15300v400" svg:viewBox="0 0 1 401">
          <text:p/>
        </draw:connector>
        <draw:connector draw:style-name="gr3" draw:text-style-name="P3" draw:layer="layout" draw:type="line" svg:x1="9.05cm" svg:y1="16.8cm" svg:x2="9.05cm" svg:y2="19.4cm" draw:start-shape="id18" draw:start-glue-point="2" draw:end-shape="id19" svg:d="M9050 16800v2600" svg:viewBox="0 0 1 2601">
          <text:p/>
        </draw:connector>
        <draw:connector draw:style-name="gr3" draw:text-style-name="P3" draw:layer="layout" draw:type="line" svg:x1="21.35cm" svg:y1="18.5cm" svg:x2="21.35cm" svg:y2="19cm" draw:start-shape="id20" draw:start-glue-point="2" draw:end-shape="id21" svg:d="M21350 18500v500" svg:viewBox="0 0 1 501">
          <text:p/>
        </draw:connector>
        <draw:connector draw:style-name="gr3" draw:text-style-name="P3" draw:layer="layout" draw:type="line" svg:x1="21.35cm" svg:y1="20.1cm" svg:x2="21.35cm" svg:y2="20.6cm" draw:start-shape="id21" draw:start-glue-point="2" draw:end-shape="id22" svg:d="M21350 20100v500" svg:viewBox="0 0 1 501">
          <text:p/>
        </draw:connector>
        <draw:connector draw:style-name="gr3" draw:text-style-name="P3" draw:layer="layout" draw:type="curve" svg:x1="17.4cm" svg:y1="20.55cm" svg:x2="19.1cm" svg:y2="17.95cm" draw:start-shape="id15" draw:start-glue-point="1" draw:end-shape="id20" draw:end-glue-point="3" svg:d="M17400 20550c1276 0 427-2600 1700-2600" svg:viewBox="0 0 1701 2601">
          <text:p/>
        </draw:connector>
        <draw:connector draw:style-name="gr3" draw:text-style-name="P3" draw:layer="layout" draw:type="curve" svg:x1="19.1cm" svg:y1="21.15cm" svg:x2="17.4cm" svg:y2="20.55cm" draw:start-shape="id22" draw:end-shape="id15" svg:d="M19100 21150c-1273 0-424-600-1700-600" svg:viewBox="0 0 1701 601">
          <text:p/>
        </draw:connector>
        <draw:connector draw:style-name="gr3" draw:text-style-name="P3" draw:layer="layout" draw:type="curve" svg:x1="11.3cm" svg:y1="19.95cm" svg:x2="12.9cm" svg:y2="17.55cm" draw:start-shape="id19" draw:end-shape="id13" svg:d="M11300 19950c1201 0 402-2400 1600-2400" svg:viewBox="0 0 1601 2401">
          <text:p/>
        </draw:connector>
        <draw:connector draw:style-name="gr3" draw:text-style-name="P3" draw:layer="layout" draw:type="curve" svg:x1="12.9cm" svg:y1="23.55cm" svg:x2="11.3cm" svg:y2="19.95cm" draw:start-shape="id17" draw:end-shape="id19" draw:end-glue-point="1" svg:d="M12900 23550c-1198 0-399-3600-1600-3600" svg:viewBox="0 0 1601 3601">
          <text:p/>
        </draw:connector>
        <draw:connector draw:style-name="gr3" draw:text-style-name="P3" draw:layer="layout" draw:type="curve" svg:x1="6.8cm" svg:y1="19.95cm" svg:x2="5.6cm" svg:y2="7.75cm" draw:start-shape="id19" draw:end-shape="id1" draw:end-glue-point="1" svg:d="M6800 19950c-898 0-299-12200-1200-12200" svg:viewBox="0 0 1201 12201">
          <text:p/>
        </draw:connector>
        <draw:custom-shape draw:style-name="gr5" draw:text-style-name="P5" xml:id="id27" draw:id="id27" draw:layer="layout" svg:width="0.4cm" svg:height="0.4cm" svg:x="2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3" draw:id="id23" draw:layer="layout" svg:width="0.4cm" svg:height="0.4cm" svg:x="17.2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3.144cm" svg:height="0.727cm" svg:x="18.256cm" svg:y="8.373cm">
          <draw:text-box>
            <text:p><text:span text:style-name="T3">Focus mappings, conditions</text:span><text:span text:style-name="T3"><text:line-break/></text:span><text:span text:style-name="T3">and constructions</text:span></text:p>
          </draw:text-box>
        </draw:frame>
        <draw:custom-shape draw:style-name="gr5" draw:text-style-name="P5" draw:layer="layout" svg:width="0.4cm" svg:height="0.4cm" svg:x="17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6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606cm" svg:height="0.727cm" svg:x="18.1cm" svg:y="3.973cm">
          <draw:text-box>
            <text:p><text:span text:style-name="T3">Attributes and special </text:span><text:span text:style-name="T3"><text:line-break/></text:span><text:span text:style-name="T3">properties</text:span></text:p>
          </draw:text-box>
        </draw:frame>
        <draw:custom-shape draw:style-name="gr5" draw:text-style-name="P5" xml:id="id28" draw:id="id28" draw:layer="layout" svg:width="0.4cm" svg:height="0.4cm" svg:x="2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7.2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679cm" svg:height="0.727cm" svg:x="23.721cm" svg:y="17.073cm">
          <draw:text-box>
            <text:p><text:span text:style-name="T3">Attributes,</text:span><text:span text:style-name="T3"><text:line-break/></text:span><text:span text:style-name="T3">associations</text:span></text:p>
          </draw:text-box>
        </draw:frame>
        <draw:custom-shape draw:style-name="gr5" draw:text-style-name="P5" draw:layer="layout" svg:width="0.4cm" svg:height="0.4cm" svg:x="1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112cm" svg:height="0.727cm" svg:x="18cm" svg:y="14.273cm">
          <draw:text-box>
            <text:p><text:span text:style-name="T3">Existence and activation properties</text:span><text:span text:style-name="T3"><text:line-break/></text:span><text:span text:style-name="T3">(admin status, validFrom, validTo, lockout status)</text:span></text:p>
          </draw:text-box>
        </draw:frame>
        <draw:custom-shape draw:style-name="gr5" draw:text-style-name="P5" draw:layer="layout" svg:width="0.4cm" svg:height="0.4cm" svg:x="17.2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cm" svg:height="0.4cm" svg:x="17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965cm" svg:x="19.3cm" svg:y="4.311cm">
          <draw:text-box>
            <text:p text:style-name="P8"><text:span text:style-name="T4">Attributes: immediately after execution of a single mapping (!)</text:span><text:span text:style-name="T4"><text:line-break/></text:span><text:span text:style-name="T4">Special properties: after execution of a set of mappings for </text:span><text:span text:style-name="T4"><text:line-break/></text:span><text:span text:style-name="T4"> <text:s text:c="2"/>a given property.</text:span></text:p>
          </draw:text-box>
        </draw:frame>
        <draw:custom-shape draw:style-name="gr10" draw:text-style-name="P7" draw:layer="layout" svg:width="0.4cm" svg:height="0.4cm" svg:x="17.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cm" svg:height="0.4cm" svg:x="17.7cm" svg:y="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489cm" svg:x="18.211cm" svg:y="7.111cm">
          <draw:text-box>
            <text:p text:style-name="P8"><text:span text:style-name="T4">After processing the whole template.</text:span></text:p>
          </draw:text-box>
        </draw:frame>
        <draw:custom-shape draw:style-name="gr10" draw:text-style-name="P7" draw:layer="layout" svg:width="0.4cm" svg:height="0.4cm" svg:x="17.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489cm" svg:x="18.211cm" svg:y="10.2cm">
          <draw:text-box>
            <text:p text:style-name="P8"><text:span text:style-name="T4">After processing the whole template.</text:span></text:p>
          </draw:text-box>
        </draw:frame>
        <draw:custom-shape draw:style-name="gr10" draw:text-style-name="P7" draw:layer="layout" svg:width="0.4cm" svg:height="0.4cm" svg:x="17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965cm" svg:x="18.5cm" svg:y="9cm">
          <draw:text-box>
            <text:p text:style-name="P8"><text:span text:style-name="T4">Focus mappings: after processing all assignments.</text:span><text:span text:style-name="T4"><text:line-break/></text:span><text:span text:style-name="T4">Conditions: (not applicable)</text:span><text:span text:style-name="T4"><text:line-break/></text:span><text:span text:style-name="T4">Constructions: in ConsolidationProcessor</text:span></text:p>
          </draw:text-box>
        </draw:frame>
        <draw:custom-shape draw:style-name="gr10" draw:text-style-name="P7" xml:id="id26" draw:id="id26" draw:layer="layout" svg:width="0.4cm" svg:height="0.4cm" svg:x="23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24" draw:id="id24" draw:layer="layout" draw:type="curve" svg:x1="17.6cm" svg:y1="9.1cm" svg:x2="18.592cm" svg:y2="10.071cm" draw:start-shape="id23" draw:start-glue-point="10" svg:d="M17600 9100c1120 0 625 971 992 971" svg:viewBox="0 0 993 972">
          <text:p/>
        </draw:connector>
        <draw:connector draw:style-name="gr3" draw:text-style-name="P3" xml:id="id25" draw:id="id25" draw:layer="layout" draw:type="curve" svg:x1="18.592cm" svg:y1="10.071cm" svg:x2="22.191cm" svg:y2="10.099cm" draw:start-shape="id24" draw:start-glue-point="3" svg:d="M18592 10071c3075 0 1276 28 3599 28" svg:viewBox="0 0 3600 29">
          <text:p/>
        </draw:connector>
        <draw:connector draw:style-name="gr12" draw:text-style-name="P10" draw:layer="layout" draw:type="curve" draw:line-skew="1.245cm" svg:x1="22.191cm" svg:y1="10.099cm" svg:x2="23.8cm" svg:y2="19.6cm" draw:start-shape="id25" draw:start-glue-point="3" draw:end-shape="id26" draw:end-glue-point="10" svg:d="M22191 10099c5034 0 4229 9501 1609 9501" svg:viewBox="0 0 3684 9502">
          <text:p text:style-name="P1"><text:span text:style-name="T3"><text:s text:c="27"/></text:span><text:span text:style-name="T3">projCtx.construction-</text:span><text:span text:style-name="T3"><text:line-break/></text:span><text:span text:style-name="T3"> <text:s text:c="36"/>DeltaSetTriple</text:span></text:p>
        </draw:connector>
        <draw:connector draw:style-name="gr12" draw:text-style-name="P3" draw:layer="layout" draw:type="curve" svg:x1="23.8cm" svg:y1="17.7cm" svg:x2="23.742cm" svg:y2="19.458cm" draw:start-shape="id27" draw:start-glue-point="10" draw:end-shape="id26" draw:end-glue-point="11" svg:d="M23800 17700c753 0 782 1758-58 1758" svg:viewBox="0 0 627 1759">
          <text:p text:style-name="P1"><text:span text:style-name="T3"><text:line-break/></text:span><text:span text:style-name="T3">projCtx.outboundConstruction <text:s text:c="38"/></text:span></text:p>
        </draw:connector>
        <draw:connector draw:style-name="gr3" draw:text-style-name="P3" draw:layer="layout" draw:type="curve" svg:x1="23.8cm" svg:y1="18.2cm" svg:x2="23.762cm" svg:y2="19.391cm" draw:start-shape="id28" draw:start-glue-point="10" svg:d="M23800 18200c753 0 772 1191-38 1191" svg:viewBox="0 0 606 1192">
          <text:p/>
        </draw:connector>
        <draw:frame draw:style-name="gr13" draw:text-style-name="P9" draw:layer="layout" svg:width="3.1cm" svg:height="0.489cm" svg:x="22.7cm" svg:y="16.8cm">
          <draw:text-box>
            <text:p text:style-name="P8"><text:span text:style-name="T4">In ConsolidationProcessor</text:span></text:p>
          </draw:text-box>
        </draw:frame>
        <draw:custom-shape draw:style-name="gr10" draw:text-style-name="P7" draw:layer="layout" svg:width="0.4cm" svg:height="0.4cm" svg:x="17.7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cm" svg:height="0.4cm" svg:x="17.7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489cm" svg:x="18cm" svg:y="14.911cm">
          <draw:text-box>
            <text:p text:style-name="P8"><text:span text:style-name="T4">Immediately after processing the mappings.</text:span></text:p>
          </draw:text-box>
        </draw:frame>
        <draw:custom-shape draw:style-name="gr10" draw:text-style-name="P7" draw:layer="layout" svg:width="0.4cm" svg:height="0.4cm" svg:x="17.7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6.289cm" svg:height="0.489cm" svg:x="18.011cm" svg:y="21.811cm">
          <draw:text-box>
            <text:p text:style-name="P8"><text:span text:style-name="T4">Immediately after processing the mappings.</text:span></text:p>
          </draw:text-box>
        </draw:frame>
        <draw:custom-shape draw:style-name="gr10" draw:text-style-name="P7" xml:id="id29" draw:id="id29" draw:layer="layout" svg:width="0.4cm" svg:height="0.4cm" svg:x="17.2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xml:id="id30" draw:id="id30" draw:layer="layout" draw:type="curve" svg:x1="17.6cm" svg:y1="23.6cm" svg:x2="24.444cm" svg:y2="23.672cm" draw:start-shape="id29" draw:start-glue-point="10" svg:d="M17600 23600c5509 0 2088 72 6844 72" svg:viewBox="0 0 6845 73">
          <text:p/>
        </draw:connector>
        <draw:connector draw:style-name="gr3" draw:text-style-name="P3" draw:layer="layout" draw:type="curve" svg:x1="24.444cm" svg:y1="23.672cm" svg:x2="23.742cm" svg:y2="19.742cm" draw:start-shape="id30" draw:start-glue-point="3" draw:end-shape="id26" draw:end-glue-point="9" svg:d="M24444 23672c751 0 1102-3930-702-3930" svg:viewBox="0 0 1315 3931">
          <text:p/>
        </draw:connector>
        <draw:frame draw:style-name="gr13" draw:text-style-name="P9" draw:layer="layout" svg:width="8.774cm" svg:height="0.489cm" svg:x="18.1cm" svg:y="23.2cm">
          <draw:text-box>
            <text:p text:style-name="P8"><text:span text:style-name="T4">Optionally, during reconciliation the attribute and association triplets are revisited aga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2:38:54.299000000</meta:creation-date>
    <dc:date>2016-08-24T15:27:22.668000000</dc:date>
    <meta:editing-duration>PT2H36M51S</meta:editing-duration>
    <meta:editing-cycles>13</meta:editing-cycles>
    <meta:generator>LibreOffice/5.1.4.2$Windows_x86 LibreOffice_project/f99d75f39f1c57ebdd7ffc5f42867c12031db97a</meta:generator>
    <meta:document-statistic meta:object-count="88"/>
  </office:meta>
</office:document-meta>
</file>